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solver.setUrl( final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lver.setDestdir( final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lver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Resolver.setDestfile( final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lver.resolve( final Extension extension , final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lver.getDe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